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1f986c" officeooo:paragraph-rsid="001f986c"/>
    </style:style>
    <style:style style:name="P2" style:family="paragraph" style:parent-style-name="Standard">
      <style:paragraph-properties fo:line-height="200%"/>
      <style:text-properties style:font-name="Times New Roman" fo:font-weight="bold" officeooo:rsid="001f986c" officeooo:paragraph-rsid="001f986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16457" style:font-weight-asian="normal" style:font-weight-complex="normal"/>
    </style:style>
    <style:style style:name="T3" style:family="text">
      <style:text-properties fo:font-weight="normal" officeooo:rsid="00221b76" style:font-weight-asian="normal" style:font-weight-complex="normal"/>
    </style:style>
    <style:style style:name="T4" style:family="text">
      <style:text-properties fo:font-weight="normal" officeooo:rsid="0022c5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Professor Hoffman</text:p>
      <text:p text:style-name="P1">HUMI D001</text:p>
      <text:p text:style-name="P1">17 April 2025</text:p>
      <text:p text:style-name="P2">Diversity: A Neural Pathway Untapped</text:p>
      <text:p text:style-name="P2"><text:span text:style-name="T1"><text:tab/>This article highlights the importance of diversity within the creative process. It begins by stating how despite the fact that diversity is a hot topic as of late, it’</text:span><text:span text:style-name="T2">s a massive factor when it comes to improving creativity among a group. It then goes on to cite a Harvard Business Review report, which found that non-homogeneous teams make more money for a company </text:span><text:span text:style-name="T3">than homogeneous teams did. They also found that</text:span><text:span text:style-name="T2"> they were smarter than homogeneous teams. The reason for this is stated to be that diverse teams are more likely to remain objective in their work and are more likely to overcome stale ways of thinking. It then goes on to explain that the business statistics back up the science. Diverse teams make more money, and thus companies push for diversity as a business strategy. The article then describes how </text:span><text:span text:style-name="T3">diversity not only benefits creative output, but it also changes the behavior of those in the group. These changes in behavior often manifest as a higher willingness to accept new ideas, which in turn can lead to the team being more effective as well. The article concludes that downplaying diversity will hinder our understanding of creativity.</text:span></text:p>
      <text:p text:style-name="P2"><text:span text:style-name="T3"><text:tab/>I thought this article did a good job of highlighting the importance of diversity withing creative spaces. The two areas of creativity that I have had the most experience in have been band and programming. The articles assertions surrounding the benefits of diversity match my experiences in both of these areas. I have very often reconsidered an implementation of a piece of code after discussing my thought process with others, which has highlighted the importance of the ideas of others and my willingness to accept new ideas. I went to a high school where white people were in the minority, and I think that my experiences performing alongside others that were not like me have made me far more receptive to criticism and new ideas. </text:span><text:span text:style-name="T4">However, I felt that the article neglected to be as </text:span><text:soft-page-break/><text:span text:style-name="T4">assertive as it should have been in highlighting how attacks against diversity pose a serious threat to not just creativity and innovation, but also to the lives of human beings. It mentions George Floyd at the very beginning, but other than that it makes no reference to the systematic injustices that impede diversity such as poverty and violen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7T13:19:27.450262749</meta:creation-date>
    <dc:date>2025-04-17T14:04:16.292918273</dc:date>
    <meta:editing-duration>PT13S</meta:editing-duration>
    <meta:editing-cycles>1</meta:editing-cycles>
    <meta:document-statistic meta:table-count="0" meta:image-count="0" meta:object-count="0" meta:page-count="2" meta:paragraph-count="7" meta:word-count="404" meta:character-count="2392" meta:non-whitespace-character-count="1993"/>
    <meta:generator>LibreOffice/24.8.6.2$Linux_X86_64 LibreOffice_project/480$Build-2</meta:generator>
  </office:meta>
</office:document-meta>
</file>